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4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teadysets</text:span></text:p>
      <text:p text:style-name="P2">By Tommy Sähl</text:p>
      <text:p text:style-name="P3"/>
      <text:p text:style-name="P3">You may use these icons for both personal and commercial projects, but you <text:span text:style-name="T1">may not</text:span><text:s/>redistribute (<text:a xlink:type="simple" xlink:href="mailto:hi@steadysets.com">contact the creator</text:a><text:s/>first) or sell them.</text:p>
      <text:p text:style-name="P3"/>
      <text:p text:style-name="P3">If you use any of the icons I'd really appreciate if you mailed me at <text:a xlink:type="simple" xlink:href="mailto:hi@steadysets.com">hi@steadysets.com</text:a><text:s/>and told me.</text:p>
      <text:p text:style-name="P3"/>
      <text:p text:style-name="P3">Live long and prosper,</text:p>
      <text:p text:style-name="P2"><text:span text:style-name="T1">Tommy Säl</text:span></text:p>
      <text:p text:style-name="P2"><text:a xlink:type="simple" xlink:href="http://tommys.al">http://tommys.al</text:a></text:p>
      <text:p text:style-name="P2"><text:a xlink:type="simple" xlink:href="https://dribbble.com/tommysal">https://dribbble.com/tommysal</text:a></text:p>
      <text:p text:style-name="P2"><text:a xlink:type="simple" xlink:href="https://twitter.com/tmmysal">https://twitter.com/tmmysal</text:a>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4</meta:generator>
  </office:meta>
</office:document-meta>
</file>